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33" calcext:value-type="float">
            <text:p>1133</text:p>
          </table:table-cell>
          <table:table-cell table:style-name="ce7" table:formula="of:=COUNTIF([.B7:.B1000000];&quot;X&quot;)" office:value-type="float" office:value="977" calcext:value-type="float">
            <text:p>977</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6" calcext:value-type="float">
            <text:p>126</text:p>
          </table:table-cell>
          <table:table-cell table:style-name="ce25" table:formula="of:=SUM([.B2:.F2])" office:value-type="float" office:value="1199" calcext:value-type="float">
            <text:p>119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3" table:number-rows-repeated="110">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18">00/00/0000</text:date>, <text:time style:data-style-name="N2" text:time-value="20:40:06.97003287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18T20:53:04.600463658</dc:date>
    <meta:editing-duration>P1DT6H59M33S</meta:editing-duration>
    <meta:editing-cycles>1136</meta:editing-cycles>
    <meta:document-statistic meta:table-count="1" meta:cell-count="6827" meta:object-count="0"/>
  </office:meta>
</office:document-meta>
</file>